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C380000024130052A96932469A2.jpg" manifest:media-type="image/jpeg"/>
  <manifest:file-entry manifest:full-path="Pictures/1000020000000617000001CD2F4F34366856EF5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oboto" svg:font-family="Roboto, sans-serif"/>
    <style:font-face style:name="sans-serif" svg:font-family="sans-serif"/>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cm" fo:margin-right="0cm" fo:text-indent="0cm" style:auto-text-indent="false"/>
    </style:style>
    <style:style style:name="P2" style:family="paragraph" style:parent-style-name="Kansi14">
      <style:text-properties officeooo:rsid="001371ee" officeooo:paragraph-rsid="001371ee"/>
    </style:style>
    <style:style style:name="P3" style:family="paragraph" style:parent-style-name="Standard" style:list-style-name="L1">
      <style:text-properties officeooo:rsid="0015d5f3" officeooo:paragraph-rsid="0015d5f3"/>
    </style:style>
    <style:style style:name="P4" style:family="paragraph" style:parent-style-name="Standard">
      <style:text-properties officeooo:rsid="00195348" officeooo:paragraph-rsid="00195348"/>
    </style:style>
    <style:style style:name="P5" style:family="paragraph" style:parent-style-name="Standard" style:list-style-name="L2">
      <style:text-properties officeooo:rsid="00195348" officeooo:paragraph-rsid="00195348"/>
    </style:style>
    <style:style style:name="P6" style:family="paragraph" style:parent-style-name="Standard">
      <style:text-properties officeooo:paragraph-rsid="00195348"/>
    </style:style>
    <style:style style:name="P7" style:family="paragraph" style:parent-style-name="Heading_20_1">
      <style:text-properties officeooo:rsid="0017c732" officeooo:paragraph-rsid="0017c732"/>
    </style:style>
    <style:style style:name="P8" style:family="paragraph" style:parent-style-name="Heading_20_1">
      <style:text-properties officeooo:rsid="0018df60" officeooo:paragraph-rsid="0018df60"/>
    </style:style>
    <style:style style:name="P9" style:family="paragraph" style:parent-style-name="Heading_20_1">
      <style:text-properties officeooo:rsid="0015d5f3" officeooo:paragraph-rsid="0015d5f3"/>
    </style:style>
    <style:style style:name="P10" style:family="paragraph" style:parent-style-name="Heading_20_1">
      <style:paragraph-properties fo:break-before="page"/>
      <style:text-properties officeooo:rsid="001371ee" officeooo:paragraph-rsid="001371ee"/>
    </style:style>
    <style:style style:name="P11" style:family="paragraph" style:parent-style-name="Heading_20_2">
      <style:text-properties officeooo:paragraph-rsid="00195348"/>
    </style:style>
    <style:style style:name="P12" style:family="paragraph" style:parent-style-name="Heading_20_2">
      <style:text-properties officeooo:rsid="0019d128" officeooo:paragraph-rsid="0019d128"/>
    </style:style>
    <style:style style:name="P13" style:family="paragraph" style:parent-style-name="Contents_20_1">
      <style:paragraph-properties>
        <style:tab-stops>
          <style:tab-stop style:position="14.7cm" style:type="right" style:leader-style="dotted" style:leader-text="."/>
        </style:tab-stops>
      </style:paragraph-properties>
    </style:style>
    <style:style style:name="P14" style:family="paragraph" style:parent-style-name="Contents_20_2">
      <style:paragraph-properties>
        <style:tab-stops>
          <style:tab-stop style:position="14.7cm" style:type="right" style:leader-style="dotted" style:leader-text="."/>
        </style:tab-stops>
      </style:paragraph-properties>
    </style:style>
    <style:style style:name="P15" style:family="paragraph" style:parent-style-name="Contents_20_Heading" style:master-page-name="JAMK">
      <style:paragraph-properties style:page-number="1"/>
    </style:style>
    <style:style style:name="P16" style:family="paragraph" style:parent-style-name="Kansi26" style:master-page-name="Standard">
      <style:paragraph-properties style:page-number="auto"/>
      <style:text-properties officeooo:rsid="0014131a" officeooo:paragraph-rsid="0014131a"/>
    </style:style>
    <style:style style:name="P17" style:family="paragraph" style:parent-style-name="Normal">
      <style:text-properties officeooo:rsid="0015d5f3" officeooo:paragraph-rsid="00195348"/>
    </style:style>
    <style:style style:name="P18" style:family="paragraph" style:parent-style-name="Normal">
      <style:text-properties officeooo:rsid="0015d5f3" officeooo:paragraph-rsid="001bb0cd"/>
    </style:style>
    <style:style style:name="P19" style:family="paragraph" style:parent-style-name="Normal">
      <style:text-properties officeooo:rsid="0015d5f3" officeooo:paragraph-rsid="001d1628"/>
    </style:style>
    <style:style style:name="P20" style:family="paragraph" style:parent-style-name="Normal">
      <style:text-properties officeooo:paragraph-rsid="00195348"/>
    </style:style>
    <style:style style:name="P21" style:family="paragraph">
      <loext:graphic-properties draw:fill="solid" draw:fill-color="#005a7d"/>
      <style:paragraph-properties fo:text-align="start"/>
      <style:text-properties fo:font-size="18pt"/>
    </style:style>
    <style:style style:name="T1" style:family="text">
      <style:text-properties officeooo:rsid="001371ee"/>
    </style:style>
    <style:style style:name="T2" style:family="text">
      <style:text-properties officeooo:rsid="00195348"/>
    </style:style>
    <style:style style:name="T3" style:family="text">
      <style:text-properties officeooo:rsid="001bb0cd"/>
    </style:style>
    <style:style style:name="T4" style:family="text">
      <style:text-properties officeooo:rsid="001bb427"/>
    </style:style>
    <style:style style:name="T5" style:family="text">
      <style:text-properties officeooo:rsid="001bfd42"/>
    </style:style>
    <style:style style:name="T6" style:family="text">
      <style:text-properties officeooo:rsid="001d162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oppuraportti</text:p>
      <text:p text:style-name="Kansi18"/>
      <text:p text:style-name="Kansi18"/>
      <text:p text:style-name="P2">Markus Jylhänkangas</text:p>
      <text:p text:style-name="P2">Pauli Kokkonen</text:p>
      <text:p text:style-name="P2">Veeti Karttunen</text:p>
      <text:p text:style-name="Kansi14"/>
      <text:p text:style-name="Kansi14"/>
      <text:p text:style-name="Kansi14"/>
      <text:p text:style-name="Kansi14"/>
      <text:p text:style-name="Kansi14"/>
      <text:p text:style-name="Kansi14"/>
      <text:p text:style-name="Kansi14"/>
      <text:p text:style-name="Kansi14"/>
      <text:p text:style-name="P2">Harjoitustyö</text:p>
      <text:p text:style-name="Kansi14"><text:span text:style-name="T6">Huhtikuu</text:span>/<text:span text:style-name="T1">2016</text:span></text:p>
      <text:p text:style-name="Kansi14">Tekniikan ja liikenteen ala</text:p>
      <text:p text:style-name="Kansi14">Tieto- ja viestintätekniikan tutkinto-ohjelma</text:p>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P15">Sisältö</text:p>
          </text:index-title>
          <text:p text:style-name="P13"><text:a xlink:type="simple" xlink:href="#__RefHeading___Toc350_723008874" text:style-name="Index_20_Link" text:visited-style-name="Index_20_Link">1 Johdanto<text:tab/>2</text:a></text:p>
          <text:p text:style-name="P14"><text:a xlink:type="simple" xlink:href="#__RefHeading___Toc352_723008874" text:style-name="Index_20_Link" text:visited-style-name="Index_20_Link">1.1 Rakennekaavio<text:tab/>2</text:a></text:p>
          <text:p text:style-name="P14"><text:a xlink:type="simple" xlink:href="#__RefHeading___Toc354_723008874" text:style-name="Index_20_Link" text:visited-style-name="Index_20_Link">1.2 Pelin kuvaus<text:tab/>2</text:a></text:p>
          <text:p text:style-name="P14"><text:a xlink:type="simple" xlink:href="#__RefHeading___Toc356_723008874" text:style-name="Index_20_Link" text:visited-style-name="Index_20_Link">1.3 Kohdeyleisö<text:tab/>2</text:a></text:p>
          <text:p text:style-name="P14"><text:a xlink:type="simple" xlink:href="#__RefHeading___Toc358_723008874" text:style-name="Index_20_Link" text:visited-style-name="Index_20_Link">1.4 Käyttöympäristö ja käytetyt teknologiat<text:tab/>2</text:a></text:p>
          <text:p text:style-name="P14"><text:a xlink:type="simple" xlink:href="#__RefHeading___Toc360_723008874" text:style-name="Index_20_Link" text:visited-style-name="Index_20_Link">1.5 Työnjako<text:tab/>2</text:a></text:p>
          <text:p text:style-name="P13"><text:a xlink:type="simple" xlink:href="#__RefHeading___Toc362_723008874" text:style-name="Index_20_Link" text:visited-style-name="Index_20_Link">2 Luokat<text:tab/>3</text:a></text:p>
          <text:p text:style-name="P13"><text:a xlink:type="simple" xlink:href="#__RefHeading___Toc364_723008874" text:style-name="Index_20_Link" text:visited-style-name="Index_20_Link">3 Työaika<text:tab/>4</text:a></text:p>
          <text:p text:style-name="P13"><text:a xlink:type="simple" xlink:href="#__RefHeading___Toc366_723008874" text:style-name="Index_20_Link" text:visited-style-name="Index_20_Link">4 Kuvat ja ongelmat<text:tab/>4</text:a></text:p>
          <text:p text:style-name="P14"><text:a xlink:type="simple" xlink:href="#__RefHeading___Toc368_723008874" text:style-name="Index_20_Link" text:visited-style-name="Index_20_Link">4.1 Ongelmat Collision systeemin kanssa<text:tab/>4</text:a></text:p>
          <text:p text:style-name="P13"><text:a xlink:type="simple" xlink:href="#__RefHeading___Toc370_723008874" text:style-name="Index_20_Link" text:visited-style-name="Index_20_Link">5 Testaus<text:tab/>4</text:a></text:p>
          <text:p text:style-name="P13"><text:a xlink:type="simple" xlink:href="#__RefHeading___Toc372_723008874" text:style-name="Index_20_Link" text:visited-style-name="Index_20_Link">6 Itsearviointi<text:tab/>4</text:a></text:p>
          <text:p text:style-name="P14"><text:a xlink:type="simple" xlink:href="#__RefHeading___Toc374_723008874" text:style-name="Index_20_Link" text:visited-style-name="Index_20_Link">6.1 Markus Jylhänkangas<text:tab/>4</text:a></text:p>
          <text:p text:style-name="P14"><text:a xlink:type="simple" xlink:href="#__RefHeading___Toc376_723008874" text:style-name="Index_20_Link" text:visited-style-name="Index_20_Link">6.2 Pauli Kokkonen<text:tab/>4</text:a></text:p>
          <text:p text:style-name="P14"><text:a xlink:type="simple" xlink:href="#__RefHeading___Toc378_723008874" text:style-name="Index_20_Link" text:visited-style-name="Index_20_Link">6.3 Veeti Karttunen<text:tab/>4</text:a></text:p>
          <text:p text:style-name="P13"><text:a xlink:type="simple" xlink:href="#__RefHeading___Toc380_723008874" text:style-name="Index_20_Link" text:visited-style-name="Index_20_Link">7 Kommentit<text:tab/>4</text:a></text:p>
        </text:index-body>
      </text:table-of-content>
      <text:p text:style-name="Contents_20_Heading"/>
      <text:h text:style-name="P10" text:outline-level="1"><text:bookmark-start text:name="__RefHeading___Toc350_723008874"/>Johdanto<text:bookmark-end text:name="__RefHeading___Toc350_723008874"/></text:h>
      <text:p text:style-name="P4"><text:span text:style-name="T4">Github: </text:span>https://github.com/Jylhis/proto</text:p>
      <text:h text:style-name="Heading_20_2" text:outline-level="2"><text:bookmark-start text:name="__RefHeading___Toc352_723008874"/><text:span text:style-name="T2">R</text:span>akennekaavio<text:bookmark-end text:name="__RefHeading___Toc352_723008874"/></text:h>
      <text:p text:style-name="P6"><text:a xlink:type="simple" xlink:href="http://i.imgur.com/wPlQVdP.png?1" office:target-frame-name="_top" xlink:show="replace" text:style-name="Internet_20_link" text:visited-style-name="Visited_20_Internet_20_Link"><text:span text:style-name="Hyperlink">Lin</text:span></text:a><text:bookmark-start text:name="_Hlt445068373"/><text:bookmark-start text:name="_Hlt445068372"/><text:a xlink:type="simple" xlink:href="http://i.imgur.com/wPlQVdP.png?1" office:target-frame-name="_top" xlink:show="replace" text:style-name="Internet_20_link" text:visited-style-name="Visited_20_Internet_20_Link"><text:span text:style-name="Hyperlink">k</text:span></text:a><text:bookmark-end text:name="_Hlt445068373"/><text:bookmark-end text:name="_Hlt445068372"/><text:a xlink:type="simple" xlink:href="http://i.imgur.com/wPlQVdP.png?1" office:target-frame-name="_top" xlink:show="replace" text:style-name="Internet_20_link" text:visited-style-name="Visited_20_Internet_20_Link"><text:span text:style-name="Hyperlink">ki</text:span></text:a></text:p>
      <text:p text:style-name="P18">UML kaavio <text:span text:style-name="T3">sisältää projektissa käytetyt luokat</text:span>. Kaavio sisältää todella <text:span text:style-name="T3">monia</text:span> <text:span text:style-name="T3">luokkia</text:span>, mutta useat niistä ovat melko samankaltaisia, kuten playstate, menustate, gameoverstate ja pausestate.</text:p>
      <text:h text:style-name="P11" text:outline-level="2"><text:bookmark-start text:name="_Toc445069173"/><text:bookmark-start text:name="__RefHeading___Toc354_723008874"/><text:bookmark-start text:name="_Toc445069657"/>Pelin kuvaus<text:bookmark-end text:name="_Toc445069173"/><text:bookmark-end text:name="__RefHeading___Toc354_723008874"/><text:bookmark-end text:name="_Toc445069657"/></text:h>
      <text:p text:style-name="P17">Peli sijoittuu <text:span text:style-name="T5">huoneeseen</text:span> jonne pelaaja on <text:span text:style-name="T5">jostain kumman syystä joutunut</text:span>, ja hänen täytyy selviytyä <text:span text:style-name="T5">vihollisten</text:span> hyökkäyksistä. Kyseessä on lintuperspektiivistä kuvattu areena peli. Viholliset tulevat pelimaailmaan aalloissa ja niiden määrä tulee lisääntymään mitä kauemmin pelaaja onnistuu selviämään. Pelimaailma koostuu <text:span text:style-name="T5">huoneesta, pelaajasta ja vihollisista.</text:span></text:p>
      <text:h text:style-name="P11" text:outline-level="2"><text:bookmark-start text:name="_Toc445069174"/><text:bookmark-start text:name="__RefHeading___Toc356_723008874"/><text:bookmark-start text:name="_Toc445069658"/>Kohdeyleisö<text:bookmark-end text:name="_Toc445069174"/><text:bookmark-end text:name="__RefHeading___Toc356_723008874"/><text:bookmark-end text:name="_Toc445069658"/></text:h>
      <text:p text:style-name="P17">Pelin kohdeyleisö on henkilöt, jotka pitävät aalto pohjaisista taistelupeleistä. Peli on myös melko lailla ajantappoa varten, joten käytännössä kuka tahansa voi kiinnostua pelistä. </text:p>
      <text:h text:style-name="P11" text:outline-level="2"><text:bookmark-start text:name="__RefHeading___Toc358_723008874"/><text:bookmark-start text:name="_Toc445069659"/><text:bookmark-start text:name="_Toc445069175"/>Käyttöympäristö ja käytetyt teknologiat<text:bookmark-end text:name="__RefHeading___Toc358_723008874"/><text:bookmark-end text:name="_Toc445069659"/><text:bookmark-end text:name="_Toc445069175"/></text:h>
      <text:p text:style-name="P19">pelimoottorin luonti, sillä valitsemamme kirjasto ei sitä meille tarjoa. Kirjasto, jota käytämme on siis SDL2 niminen kirjasto, joka on äärimmäisen yksinkertainen kirjasto, joten kaikki on tehtävä itse, kuten grafiikan lataaminen, ikkunan luonti ja näppäinsyötteiden ottaminen. </text:p>
      <text:p text:style-name="P19"><text:span text:style-name="T6">Iso osa harjoitustyötä on myös pelimoottorin luonti, sillä valitsemamme kirjasto </text:span>ei sitä meille tarjoa<text:span text:style-name="T6">. Harjoitustyössä käytimme SDL2 (Simple DirectMedia Layer) kirjastoa grafiikan ja äänien esittämisessä sekä inputin kaappaamisessa. </text:span>SDL2 kirjasto on äärimmäisen yksinkertainen kirjasto, joten kaikki on tehtävä itse, kuten grafiikan lataaminen, ikkunan luonti ja näppäinsyötteiden ottaminen. </text:p>
      <text:h text:style-name="P11" text:outline-level="2"><text:bookmark-start text:name="_Toc445069177"/><text:bookmark-start text:name="__RefHeading___Toc360_723008874"/><text:bookmark-start text:name="_Toc445069661"/>Työnjako<text:bookmark-end text:name="_Toc445069177"/><text:bookmark-end text:name="__RefHeading___Toc360_723008874"/><text:bookmark-end text:name="_Toc445069661"/></text:h>
      <text:p text:style-name="P20">Tähän mennessä kaikki mitä on saatu jo valmiiksi on lähes täysin tehty koulussa ja yhdessä, vaikkakin joitain asioita ja luokkia on muokkailtu ja hiottu kotonakin. </text:p>
      <text:p text:style-name="P17"><text:soft-page-break/><text:line-break/>Tulevaa työnjakoa on mietitty, että Markus hoitaisi kentän latauksen sekä sen luonnin. Veeti tekee vihollisen toiminnallisuutta, kuten tekoäly ja siihen liittyvät asiat. Pauli hoitaa damagen ja aseiden luonnin.</text:p>
      <text:h text:style-name="P7" text:outline-level="1"><text:bookmark-start text:name="__RefHeading___Toc362_723008874"/>Luokat<text:bookmark-end text:name="__RefHeading___Toc362_723008874"/></text:h>
      <text:list xml:id="list6365143110453768617" text:style-name="L2">
        <text:list-item>
          <text:p text:style-name="P5">Game</text:p>
        </text:list-item>
        <text:list-item>
          <text:p text:style-name="P5">GameState</text:p>
          <text:list>
            <text:list-item>
              <text:p text:style-name="P5">PauseState</text:p>
            </text:list-item>
            <text:list-item>
              <text:p text:style-name="P5">MenuState</text:p>
            </text:list-item>
            <text:list-item>
              <text:p text:style-name="P5">GameOverState</text:p>
            </text:list-item>
            <text:list-item>
              <text:p text:style-name="P5">PlayState</text:p>
            </text:list-item>
          </text:list>
        </text:list-item>
        <text:list-item>
          <text:p text:style-name="P5">GameStateMachine</text:p>
        </text:list-item>
        <text:list-item>
          <text:p text:style-name="P5">InputHandler</text:p>
        </text:list-item>
        <text:list-item>
          <text:p text:style-name="P5">LoaderParams</text:p>
        </text:list-item>
        <text:list-item>
          <text:p text:style-name="P5">SDLGameObject</text:p>
          <text:list>
            <text:list-item>
              <text:p text:style-name="P5">Enemy</text:p>
            </text:list-item>
            <text:list-item>
              <text:p text:style-name="P5">Player</text:p>
            </text:list-item>
            <text:list-item>
              <text:p text:style-name="P5">Bullet</text:p>
            </text:list-item>
            <text:list-item>
              <text:p text:style-name="P5">EnemySpawner</text:p>
            </text:list-item>
            <text:list-item>
              <text:p text:style-name="P5">MenuButton</text:p>
            </text:list-item>
          </text:list>
        </text:list-item>
        <text:list-item>
          <text:p text:style-name="P5">SoundManager</text:p>
        </text:list-item>
        <text:list-item>
          <text:p text:style-name="P5">TextureManager</text:p>
        </text:list-item>
        <text:list-item>
          <text:p text:style-name="P5"><text:soft-page-break/>Vector2D</text:p>
        </text:list-item>
      </text:list>
      <text:h text:style-name="P7" text:outline-level="1"><text:bookmark-start text:name="__RefHeading___Toc364_723008874"/>Työaika<text:bookmark-end text:name="__RefHeading___Toc364_723008874"/></text:h>
      <text:list xml:id="list524300740313547883" text:style-name="L1">
        <text:list-item>
          <text:p text:style-name="P3">Työaikaraportti</text:p>
        </text:list-item>
      </text:list>
      <text:h text:style-name="P8" text:outline-level="1"><text:bookmark-start text:name="__RefHeading___Toc366_723008874"/>Kuvat ja ongelmat<text:bookmark-end text:name="__RefHeading___Toc366_723008874"/></text:h>
      <text:list xml:id="list94059936281754" text:continue-numbering="true" text:style-name="L1">
        <text:list-item>
          <text:p text:style-name="P3">näyttökaappaukset</text:p>
        </text:list-item>
        <text:list-item>
          <text:p text:style-name="P3">ongelmat</text:p>
        </text:list-item>
      </text:list>
      <text:h text:style-name="P12" text:outline-level="2"><text:bookmark-start text:name="__RefHeading___Toc368_723008874"/>Ongelmat Collision systeemin kanssa<text:bookmark-end text:name="__RefHeading___Toc368_723008874"/></text:h>
      <text:h text:style-name="P8" text:outline-level="1"><text:bookmark-start text:name="__RefHeading___Toc370_723008874"/>Testaus<text:bookmark-end text:name="__RefHeading___Toc370_723008874"/></text:h>
      <text:list xml:id="list94060541706190" text:continue-numbering="true" text:style-name="L1">
        <text:list-item>
          <text:p text:style-name="P3">testaus</text:p>
        </text:list-item>
      </text:list>
      <text:h text:style-name="P9" text:outline-level="1"><text:bookmark-start text:name="__RefHeading___Toc372_723008874"/>Itsearviointi<text:bookmark-end text:name="__RefHeading___Toc372_723008874"/></text:h>
      <text:h text:style-name="Heading_20_2" text:outline-level="2"><text:bookmark-start text:name="__RefHeading___Toc374_723008874"/>Markus Jylhänkangas<text:bookmark-end text:name="__RefHeading___Toc374_723008874"/></text:h>
      <text:h text:style-name="Heading_20_2" text:outline-level="2"><text:bookmark-start text:name="__RefHeading___Toc376_723008874"/>Pauli Kokkonen<text:bookmark-end text:name="__RefHeading___Toc376_723008874"/></text:h>
      <text:h text:style-name="Heading_20_2" text:outline-level="2"><text:bookmark-start text:name="__RefHeading___Toc378_723008874"/>Veeti Karttunen<text:bookmark-end text:name="__RefHeading___Toc378_723008874"/></text:h>
      <text:h text:style-name="P9" text:outline-level="1"><text:bookmark-start text:name="__RefHeading___Toc380_723008874"/>Kommentit<text:bookmark-end text:name="__RefHeading___Toc380_72300887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oboto" svg:font-family="Roboto, sans-serif"/>
    <style:font-face style:name="sans-serif" svg:font-family="sans-serif"/>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2.3cm" style:writing-mode="lr-tb"/>
      <style:text-properties style:use-window-font-color="true" style:font-name="Calibri" fo:font-size="12pt" fo:language="fi" fo:country="FI"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423cm" fo:margin-bottom="0.282cm" loext:contextual-spacing="false" fo:line-height="150%" fo:text-align="start" style:justify-single-word="false" fo:orphans="2" fo:widows="2" style:writing-mode="lr-tb"/>
      <style:text-properties fo:color="#000000"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e54d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706cm" fo:margin-bottom="0cm" loext:contextual-spacing="false" fo:keep-together="always" fo:keep-with-next="always"/>
      <style:text-properties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706cm" fo:margin-bottom="0cm" loext:contextual-spacing="false" fo:keep-together="always" fo:keep-with-next="always"/>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style:font-size-complex="9pt" style:font-style-complex="italic"/>
    </style:style>
    <style:style style:name="Contents_20_1" style:display-name="Contents 1" style:family="paragraph" style:parent-style-name="Standard" style:next-style-name="Standard" style:auto-update="true" style:default-outline-level="" style:class="index">
      <style:paragraph-properties fo:margin-top="0.423cm" fo:margin-bottom="0.176cm" loext:contextual-spacing="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5cm" fo:margin-right="0cm" fo:margin-top="0cm" fo:margin-bottom="0.176cm" loext:contextual-spacing="false" fo:text-indent="0cm" style:auto-text-indent="false"/>
    </style:style>
    <style:style style:name="Contents_20_Heading" style:display-name="Contents Heading" style:family="paragraph" style:parent-style-name="Heading_20_1" style:next-style-name="Standard" style:default-outline-level="" style:list-style-name="" style:class="index">
      <style:paragraph-properties fo:margin-top="0.423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fo:text-align="end" style:justify-single-word="false">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423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Kuva" style:family="paragraph" style:parent-style-name="Standard" style:default-outline-level="">
      <style:paragraph-properties fo:line-height="100%" fo:keep-with-next="always"/>
    </style:style>
    <style:style style:name="Kappaleotsikko" style:family="paragraph" style:parent-style-name="Standard" style:default-outline-level="">
      <style:paragraph-properties fo:keep-with-next="always"/>
      <style:text-properties fo:font-weight="bold" style:font-weight-asian="bold"/>
    </style:style>
    <style:style style:name="NumeroimatonHeading1" style:family="paragraph" style:parent-style-name="Heading_20_1" style:default-outline-level="" style:list-style-name=""/>
    <style:style style:name="Lainaus" style:family="paragraph" style:parent-style-name="Standard" style:default-outline-level="">
      <style:paragraph-properties fo:margin-left="2.3cm" fo:margin-right="0cm" fo:line-height="100%" fo:text-indent="0cm" style:auto-text-indent="false"/>
      <style:text-properties fo:font-style="italic" style:font-style-asian="italic"/>
    </style:style>
    <style:style style:name="Lähdeluettelo" style:family="paragraph" style:parent-style-name="Standard" style:default-outline-level="">
      <style:paragraph-properties fo:line-height="100%"/>
    </style:style>
    <style:style style:name="KansiHeader" style:family="paragraph" style:parent-style-name="Header" style:default-outline-level="">
      <style:paragraph-properties fo:text-align="start" style:justify-single-word="false"/>
    </style:style>
    <style:style style:name="Kansi26" style:family="paragraph" style:parent-style-name="Standard" style:default-outline-level="">
      <style:paragraph-properties fo:margin-top="0cm" fo:margin-bottom="0cm" loext:contextual-spacing="false" fo:line-height="115%"/>
      <style:text-properties fo:font-size="26pt" fo:font-weight="bold" style:font-size-asian="26pt" style:font-weight-asian="bold"/>
    </style:style>
    <style:style style:name="Kansi18" style:family="paragraph" style:parent-style-name="Standard" style:default-outline-level="">
      <style:paragraph-properties fo:margin-top="0cm" fo:margin-bottom="0cm" loext:contextual-spacing="false" fo:line-height="115%"/>
      <style:text-properties fo:font-size="18pt" fo:font-weight="bold" style:font-size-asian="18pt" style:font-weight-asian="bold"/>
    </style:style>
    <style:style style:name="Kansi14" style:family="paragraph" style:parent-style-name="Standard" style:default-outline-level="">
      <style:paragraph-properties fo:margin-top="0cm" fo:margin-bottom="0cm" loext:contextual-spacing="false" fo:line-height="100%"/>
      <style:text-properties fo:font-size="14pt" style:font-size-asian="14pt"/>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Quotations" style:family="paragraph" style:parent-style-name="Standard" style:class="html"/>
    <style:style style:name="Subtitle" style:family="paragraph" style:parent-style-name="Heading" style:class="chapter"/>
    <style:style style:name="Normal" style:family="paragraph">
      <style:paragraph-properties fo:hyphenation-ladder-count="no-limit"/>
      <style:text-properties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0000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4pt"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2pt"/>
    </style:style>
    <style:style style:name="Header_20_Char" style:display-name="Header Char" style:family="text" style:parent-style-name="Default_20_Paragraph_20_Font">
      <style:text-properties fo:color="#000000" fo:font-size="12pt" style:font-size-asian="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normal"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Footer_20_Char" style:display-name="Footer Char" style:family="text" style:parent-style-name="Default_20_Paragraph_20_Font">
      <style:text-properties fo:color="#000000" fo:font-size="12pt" style:font-size-asian="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Caption_20_characters" style:display-name="Caption character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005a7d"/>
      <style:paragraph-properties fo:text-align="start"/>
      <style:text-properties fo:font-size="18pt"/>
    </style:style>
    <style:style style:name="MP2" style:family="paragraph" style:parent-style-name="Footer">
      <style:paragraph-properties fo:margin-left="0cm" fo:margin-right="0cm" fo:text-indent="0cm" style:auto-text-indent="fals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035cm" draw:stroke-linejoin="miter" draw:fill="solid" draw:fill-color="#005a7d" draw:textarea-vertical-align="top" draw:auto-grow-height="false" fo:min-height="25.471cm" fo:min-width="0.452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1.85cm" fo:margin-bottom="1.281cm" fo:margin-left="4.251cm" fo:margin-right="1.281cm" style:writing-mode="lr-tb" style:layout-grid-color="#c0c0c0" style:layout-grid-lines="3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6.802cm" fo:margin-left="0cm" fo:margin-right="0cm" fo:margin-bottom="6.703cm" style:dynamic-spacing="true"/>
      </style:header-style>
      <style:footer-style>
        <style:header-footer-properties fo:min-height="0.57cm" fo:margin-left="0cm" fo:margin-right="0cm" fo:margin-top="0.469cm" style:dynamic-spacing="true"/>
      </style:footer-style>
    </style:page-layout>
    <style:page-layout style:name="Mpm2">
      <style:page-layout-properties fo:page-width="21.001cm" fo:page-height="29.7cm" style:num-format="1" style:print-orientation="portrait" fo:margin-top="1.251cm" fo:margin-bottom="1.251cm" fo:margin-left="4.3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KansiHeader"><draw:custom-shape text:anchor-type="paragraph" draw:z-index="0" draw:style-name="Mgr1" draw:text-style-name="MP1" svg:width="0.952cm" svg:height="25.72cm" svg:x="2cm" svg:y="2.1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1" text:anchor-type="as-char" svg:width="5.851cm" svg:height="1.73cm" draw:z-index="1"><draw:image xlink:href="Pictures/1000020000000617000001CD2F4F34366856EF54.png" xlink:type="simple" xlink:show="embed" xlink:actuate="onLoad"/><svg:desc>http://batman.jamk.fi/~varpe/ictvalmiudet/2015S/kerta3/jamkfi.png</svg:desc></draw:frame></text:p>
      </style:header>
      <style:footer>
        <text:p text:style-name="MP2"><draw:frame draw:style-name="Mfr1" draw:name="Picture 3" text:anchor-type="as-char" svg:width="8.781cm" svg:height="1.619cm" draw:z-index="2"><draw:image xlink:href="Pictures/1000000000000C380000024130052A96932469A2.jpg" xlink:type="simple" xlink:show="embed" xlink:actuate="onLoad"/><svg:desc>http://batman.jamk.fi/~varpe/ictvalmiudet/2015S/kerta3/jamkteksti.jpg</svg:desc></draw:frame></text:p>
      </style:footer>
    </style:master-page>
    <style:master-page style:name="JAMK" style:page-layout-name="Mpm2">
      <style:header>
        <text:p text:style-name="Header"><text:page-number text:select-page="current">4</text:page-number></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meta:editing-cycles>
    <meta:creation-date>2016-02-25T12:23:17.146000000</meta:creation-date>
    <meta:editing-duration>PT35M28S</meta:editing-duration>
    <meta:generator>LibreOffice/5.0.5.2$Linux_X86_64 LibreOffice_project/00$Build-2</meta:generator>
    <dc:title>JAMK asiakirjamalli</dc:title>
    <dc:date>2016-04-11T09:40:59.695504817</dc:date>
    <dc:creator>Markus </dc:creator>
    <meta:document-statistic meta:table-count="0" meta:image-count="2" meta:object-count="0" meta:page-count="6" meta:paragraph-count="75" meta:word-count="393" meta:character-count="2820" meta:non-whitespace-character-count="2533"/>
  </office:meta>
</office:document-meta>
</file>